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632cm" svg:height="1.281cm" draw:transform="rotate (2.75535129012345) translate (4.5954349941404cm 3.643393837117cm)" svg:viewBox="0 0 633 1282" svg:d="M632 107c3 309-21 874-282 1140-97 99-289-31-281-184s0-509-65-666 626-599 628-290z">
          <text:p/>
        </draw:path>
        <draw:path draw:style-name="gr2" draw:text-style-name="P1" draw:layer="layout" svg:width="0.903cm" svg:height="0.66cm" draw:transform="rotate (-2.1556561591382) translate (4.8667739720903cm 3.2665680681444cm)" svg:viewBox="0 0 904 661" svg:d="M526 644c137-64 330-218 368-366 35-139-27-185-184-244-155-57-350-32-459-3-277 72-309 187-173 369 135 182 312 309 448 244z">
          <text:p/>
        </draw:path>
        <draw:path draw:style-name="gr2" draw:text-style-name="P1" draw:layer="layout" svg:width="0.551cm" svg:height="0.362cm" draw:transform="skewX (0.00209439510239325) rotate (-2.1547834945122) translate (5.0601128870663cm 2.4458130490873cm)" svg:viewBox="0 0 552 363" svg:d="M286 362c113-10 224-94 258-165 33-71-42-132-128-168-85-34-177-43-285 2-107 45-173 120-101 212 72 91 144 129 256 119z">
          <text:p/>
        </draw:path>
        <draw:path draw:style-name="gr1" draw:text-style-name="P1" draw:layer="layout" svg:width="0.632cm" svg:height="1.281cm" draw:transform="rotate (2.75535129012345) translate (5.5954349941404cm 3.644393837117cm)" svg:viewBox="0 0 633 1282" svg:d="M632 107c3 309-21 874-282 1140-97 99-289-31-281-184s0-509-65-666 626-599 628-290z">
          <text:p/>
        </draw:path>
        <draw:path draw:style-name="gr2" draw:text-style-name="P1" draw:layer="layout" svg:width="0.903cm" svg:height="0.66cm" draw:transform="rotate (-2.1556561591382) translate (5.8667739720903cm 3.2675680681444cm)" svg:viewBox="0 0 904 661" svg:d="M526 644c137-64 330-218 368-366 35-139-27-185-184-244-155-57-350-32-459-3-277 72-309 187-173 369 135 182 312 309 448 244z">
          <text:p/>
        </draw:path>
        <draw:path draw:style-name="gr2" draw:text-style-name="P1" draw:layer="layout" svg:width="0.551cm" svg:height="0.362cm" draw:transform="skewX (0.00209439510239318) rotate (-2.1547834945122) translate (6.0601128870663cm 2.4468130490873cm)" svg:viewBox="0 0 552 363" svg:d="M286 362c113-10 224-94 258-165 33-71-42-132-128-168-85-34-177-43-285 2-107 45-173 120-101 212 72 91 144 129 256 11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5:02.373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